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 can see the issue from your screenshot! The problem is that the Python <text:span text:style-name="Source_20_Text">requests</text:span> module is not installed, which is required for the Python fallback runner. Here's how to fix it:## <text:span text:style-name="Strong_20_Emphasis">Quick Fix for Your Error:</text:span></text:p>
      <text:p text:style-name="Text_20_body">The issue is that the Python <text:span text:style-name="Source_20_Text">requests</text:span> module is missing. Here's the immediate solution:</text:p>
      <text:h text:style-name="Heading_20_3" text:outline-level="3"><text:span text:style-name="Strong_20_Emphasis">Option 1: Quick Install (Run this first)</text:span></text:h>
      <text:p text:style-name="Preformatted_20_Text"><text:span text:style-name="Source_20_Text"># Install the missing Python module</text:span></text:p>
      <text:p text:style-name="Preformatted_20_Text"><text:span text:style-name="Source_20_Text">pip3 install requests urllib3</text:span></text:p>
      <text:p text:style-name="Preformatted_20_Text"/>
      <text:p text:style-name="Preformatted_20_Text"><text:span text:style-name="Source_20_Text"># Or if that fails, try with --user flag</text:span></text:p>
      <text:p text:style-name="P1"><text:span text:style-name="Source_20_Text">pip3 install --user requests urllib3</text:span></text:p>
      <text:h text:style-name="Heading_20_3" text:outline-level="3"><text:span text:style-name="Strong_20_Emphasis">Option 2: Complete Fix (Recommended)</text:span></text:h>
      <text:p text:style-name="Preformatted_20_Text"><text:span text:style-name="Source_20_Text"># Run the comprehensive fix script</text:span></text:p>
      <text:p text:style-name="Preformatted_20_Text"><text:span text:style-name="Source_20_Text">chmod +x fix_python_dependencies.sh</text:span></text:p>
      <text:p text:style-name="P1"><text:span text:style-name="Source_20_Text">./fix_python_dependencies.sh</text:span></text:p>
      <text:h text:style-name="Heading_20_3" text:outline-level="3"><text:span text:style-name="Strong_20_Emphasis">Option 3: Manual Virtual Environment Setup</text:span></text:h>
      <text:p text:style-name="Preformatted_20_Text"><text:span text:style-name="Source_20_Text">cd /home/build/prplos-tr181-testing</text:span></text:p>
      <text:p text:style-name="Preformatted_20_Text"/>
      <text:p text:style-name="Preformatted_20_Text"><text:span text:style-name="Source_20_Text"># Create virtual environment</text:span></text:p>
      <text:p text:style-name="Preformatted_20_Text"><text:span text:style-name="Source_20_Text">python3 -m venv venv</text:span></text:p>
      <text:p text:style-name="Preformatted_20_Text"/>
      <text:p text:style-name="Preformatted_20_Text"><text:span text:style-name="Source_20_Text"># Activate it</text:span></text:p>
      <text:p text:style-name="Preformatted_20_Text"><text:span text:style-name="Source_20_Text">source venv/bin/activate</text:span></text:p>
      <text:p text:style-name="Preformatted_20_Text"/>
      <text:p text:style-name="Preformatted_20_Text"><text:span text:style-name="Source_20_Text"># Install dependencies</text:span></text:p>
      <text:p text:style-name="Preformatted_20_Text"><text:span text:style-name="Source_20_Text">pip install requests urllib3 beautifulsoup4 jinja2</text:span></text:p>
      <text:p text:style-name="Preformatted_20_Text"/>
      <text:p text:style-name="Preformatted_20_Text"><text:span text:style-name="Source_20_Text"># Test the fix</text:span></text:p>
      <text:p text:style-name="P1"><text:span text:style-name="Source_20_Text">python3 scripts/python_runner.py --ip 192.168.1.1 --list</text:span></text:p>
      <text:h text:style-name="Heading_20_2" text:outline-level="2"><text:span text:style-name="Strong_20_Emphasis">After Running the Fix:</text:span></text:h>
      <text:h text:style-name="Heading_20_3" text:outline-level="3"><text:span text:style-name="Strong_20_Emphasis">Test the Solution:</text:span></text:h>
      <text:p text:style-name="Preformatted_20_Text"><text:span text:style-name="Source_20_Text"># Test Python dependencies</text:span></text:p>
      <text:p text:style-name="Preformatted_20_Text"><text:span text:style-name="Source_20_Text">python3 -c "import requests; print('✅ requests module works!')"</text:span></text:p>
      <text:p text:style-name="Preformatted_20_Text"/>
      <text:p text:style-name="Preformatted_20_Text"><text:span text:style-name="Source_20_Text"># Test the runner</text:span></text:p>
      <text:p text:style-name="Preformatted_20_Text"><text:span text:style-name="Source_20_Text">cd /home/build/prplos-tr181-testing</text:span></text:p>
      <text:p text:style-name="Preformatted_20_Text"><text:span text:style-name="Source_20_Text">./run_tests_fixed.sh --test-deps</text:span></text:p>
      <text:p text:style-name="Preformatted_20_Text"/>
      <text:p text:style-name="Preformatted_20_Text"><text:span text:style-name="Source_20_Text"># List available collections</text:span></text:p>
      <text:p text:style-name="Preformatted_20_Text"><text:span text:style-name="Source_20_Text">./run_tests_fixed.sh --list</text:span></text:p>
      <text:p text:style-name="Preformatted_20_Text"/>
      <text:p text:style-name="Preformatted_20_Text"><text:span text:style-name="Source_20_Text"># Run a test collection</text:span></text:p>
      <text:p text:style-name="P1"><text:span text:style-name="Source_20_Text">./run_tests_fixed.sh -c authentication -i 192.168.1.1 -u build</text:span></text:p>
      <text:h text:style-name="Heading_20_2" text:outline-level="2"><text:span text:style-name="Strong_20_Emphasis">What the Fix Does:</text:span></text:h>
      <text:list text:style-name="L1">
        <text:list-item>
          <text:p text:style-name="P5"><text:span text:style-name="Strong_20_Emphasis">Installs Missing Modules</text:span>: <text:span text:style-name="Source_20_Text">requests</text:span>, <text:span text:style-name="Source_20_Text">urllib3</text:span>, <text:span text:style-name="Source_20_Text">beautifulsoup4</text:span>, <text:span text:style-name="Source_20_Text">jinja2</text:span> </text:p>
        </text:list-item>
        <text:list-item>
          <text:p text:style-name="P5"><text:soft-page-break/><text:span text:style-name="Strong_20_Emphasis">Creates Virtual Environment</text:span>: Isolated Python environment with all dependencies </text:p>
        </text:list-item>
        <text:list-item>
          <text:p text:style-name="P5"><text:span text:style-name="Strong_20_Emphasis">Enhanced Error Handling</text:span>: Better error messages and dependency checking </text:p>
        </text:list-item>
        <text:list-item>
          <text:p text:style-name="P5"><text:span text:style-name="Strong_20_Emphasis">Updated Runner Script</text:span>: Automatically uses virtual environment </text:p>
        </text:list-item>
        <text:list-item>
          <text:p text:style-name="P4"><text:span text:style-name="Strong_20_Emphasis">Dependency Verification</text:span>: Test script to verify everything works </text:p>
        </text:list-item>
      </text:list>
      <text:h text:style-name="Heading_20_2" text:outline-level="2"><text:span text:style-name="Strong_20_Emphasis">Alternative if Python Fix Doesn't Work:</text:span></text:h>
      <text:p text:style-name="Text_20_body">If you continue having Python issues, you can:</text:p>
      <text:list text:style-name="L2">
        <text:list-item>
          <text:p text:style-name="P6"><text:span text:style-name="Strong_20_Emphasis">Use Insomnia Desktop GUI</text:span>:</text:p>
          <text:list>
            <text:list-item>
              <text:p text:style-name="P7">Download from: https://insomnia.rest/download </text:p>
            </text:list-item>
            <text:list-item>
              <text:p text:style-name="P7">Import the JSON collections manually </text:p>
            </text:list-item>
            <text:list-item>
              <text:p text:style-name="P7">Run tests through the GUI </text:p>
            </text:list-item>
          </text:list>
        </text:list-item>
        <text:list-item>
          <text:p text:style-name="P6"><text:span text:style-name="Strong_20_Emphasis">Use Direct curl Commands</text:span>:</text:p>
          <text:p text:style-name="P2"><text:span text:style-name="Source_20_Text"># Test authentication</text:span></text:p>
          <text:p text:style-name="P2"><text:span text:style-name="Source_20_Text">curl -X POST http://192.168.1.1/session \</text:span></text:p>
          <text:p text:style-name="P2"><text:span text:style-name="Source_20_Text"><text:s text:c="2"/>-H "Content-Type: application/json" \</text:span></text:p>
          <text:p text:style-name="P2"><text:span text:style-name="Source_20_Text"><text:s text:c="2"/>-d '{"username":"build","password":"your_password"}'</text:span></text:p>
          <text:p text:style-name="P2"/>
          <text:p text:style-name="P2"><text:span text:style-name="Source_20_Text"># Test device info (replace SESSION_TOKEN)</text:span></text:p>
          <text:p text:style-name="P2"><text:span text:style-name="Source_20_Text">curl -X GET http://192.168.1.1/serviceElements/Device.DeviceInfo.* \</text:span></text:p>
          <text:p text:style-name="P3"><text:span text:style-name="Source_20_Text"><text:s text:c="2"/>-H "Authorization: bearer SESSION_TOKEN"</text:span></text:p>
        </text:list-item>
      </text:list>
      <text:p text:style-name="Text_20_body">The fix script addresses the exact error you're seeing and should resolve the "No module named 'requests'" issue completel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6:02:08.559560505</meta:creation-date>
    <dc:date>2025-08-13T16:05:00.438695630</dc:date>
    <meta:editing-duration>PT2M52S</meta:editing-duration>
    <meta:editing-cycles>1</meta:editing-cycles>
    <meta:document-statistic meta:table-count="0" meta:image-count="0" meta:object-count="0" meta:page-count="2" meta:paragraph-count="53" meta:word-count="324" meta:character-count="2317" meta:non-whitespace-character-count="2048"/>
    <meta:generator>LibreOffice/24.2.7.2$Linux_X86_64 LibreOffice_project/420$Build-2</meta:generator>
  </office:meta>
</office:document-meta>
</file>